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style:text-underline-style="solid" style:text-underline-width="auto" style:text-underline-color="font-color" fo:font-weight="bold" officeooo:rsid="000aa76c" officeooo:paragraph-rsid="000aa76c" style:font-size-asian="32pt" style:font-weight-asian="bold" style:font-size-complex="32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0aa76c" officeooo:paragraph-rsid="000aa76c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aa76c" officeooo:paragraph-rsid="000aee77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aee77" officeooo:paragraph-rsid="000aee77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22pt" style:text-underline-style="solid" style:text-underline-width="auto" style:text-underline-color="font-color" fo:font-weight="bold" officeooo:rsid="000aa76c" officeooo:paragraph-rsid="000aa76c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22pt" style:text-underline-style="solid" style:text-underline-width="auto" style:text-underline-color="font-color" fo:font-weight="bold" officeooo:rsid="000aee77" officeooo:paragraph-rsid="000aee77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22pt" style:text-underline-style="solid" style:text-underline-width="auto" style:text-underline-color="font-color" fo:font-weight="bold" officeooo:rsid="000bdec6" officeooo:paragraph-rsid="000bdec6" style:font-size-asian="22pt" style:font-weight-asian="bold" style:font-size-complex="2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aee77" style:font-weight-asian="normal" style:font-weight-complex="normal"/>
    </style:style>
    <style:style style:name="T4" style:family="text">
      <style:text-properties style:text-underline-style="none" fo:font-weight="normal" fo:background-color="#ffff00" loext:char-shading-value="0" style:font-weight-asian="normal" style:font-weight-complex="normal"/>
    </style:style>
    <style:style style:name="T5" style:family="text">
      <style:text-properties style:text-underline-style="none" officeooo:rsid="000aee77"/>
    </style:style>
    <style:style style:name="T6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7" style:family="text">
      <style:text-properties fo:font-size="16pt" style:text-underline-style="none" fo:font-weight="normal" officeooo:rsid="000bdec6" style:font-size-asian="16pt" style:font-weight-asian="normal" style:font-size-complex="16pt" style:font-weight-complex="normal"/>
    </style:style>
    <style:style style:name="T8" style:family="text">
      <style:text-properties fo:font-size="16pt" style:text-underline-style="none" fo:font-weight="normal" fo:background-color="#81d41a" loext:char-shading-value="0" style:font-size-asian="16pt" style:font-weight-asian="normal" style:font-size-complex="16pt" style:font-weight-complex="normal"/>
    </style:style>
    <style:style style:name="T9" style:family="text">
      <style:text-properties fo:font-size="16pt" style:text-underline-style="none" style:font-size-asian="16pt" style:font-size-complex="16pt"/>
    </style:style>
    <style:style style:name="T10" style:family="text">
      <style:text-properties fo:font-size="16pt" style:text-underline-style="none" officeooo:rsid="000bdec6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CK<text:span text:style-name="T2"> <text:s/></text:span></text:p>
      <text:p text:style-name="P2"><text:span text:style-name="T2"/></text:p>
      <text:p text:style-name="P2"><text:span text:style-name="T2">In Data structure and algorithm (DSA), a stack is a linear data structure that follows the Last In, First Out(LIFO) principle. This means the last element added to the stack is the first to be removed.</text:span></text:p>
      <text:p text:style-name="P2"><text:span text:style-name="T2"><text:s text:c="2"/></text:span></text:p>
      <text:p text:style-name="P2"><text:span text:style-name="T2"/></text:p>
      <text:p text:style-name="P5">OPERATIONS OF STACK :-</text:p>
      <text:p text:style-name="P5"><text:span text:style-name="T2"/></text:p>
      <text:p text:style-name="P5"><text:span text:style-name="T2"><text:s/></text:span><text:span text:style-name="T8">stack&lt;int&gt;st; </text:span><text:span text:style-name="T6"><text:s text:c="2"/>that’s the STL version of stack.</text:span></text:p>
      <text:p text:style-name="P5"><text:span text:style-name="T6"/></text:p>
      <text:p text:style-name="P5"><text:span text:style-name="T6"/></text:p>
      <text:p text:style-name="P2"><text:span text:style-name="T2">1) </text:span><text:span text:style-name="T4">PUSH(val)</text:span><text:span text:style-name="T2">:- <text:s/>Add element x to the top of the stack.</text:span></text:p>
      <text:p text:style-name="P3"><text:span text:style-name="T2"><text:s text:c="2"/></text:span></text:p>
      <text:p text:style-name="P3"><text:span text:style-name="T2"><text:s/></text:span><text:span text:style-name="T5">Syntax:-</text:span></text:p>
      <text:p text:style-name="P3"><text:span text:style-name="T2"><text:s text:c="3"/></text:span><text:span text:style-name="T3">st.push(3);</text:span></text:p>
      <text:p text:style-name="P2"><text:span text:style-name="T3"><text:s text:c="3"/>st.push(5);</text:span></text:p>
      <text:p text:style-name="P4"><text:span text:style-name="T2"><text:s/></text:span></text:p>
      <text:p text:style-name="P2"><text:span text:style-name="T2"/></text:p>
      <text:p text:style-name="P2"><text:span text:style-name="T2">2)</text:span><text:span text:style-name="T4"> POP()</text:span><text:span text:style-name="T2">:- Remove and return the top element of the stack.</text:span></text:p>
      <text:p text:style-name="P2"><text:span text:style-name="T2"><text:s text:c="3"/></text:span></text:p>
      <text:p text:style-name="P2"><text:span text:style-name="T2"><text:s/></text:span><text:span text:style-name="T1"><text:s/></text:span><text:span text:style-name="T5">syntax :-</text:span></text:p>
      <text:p text:style-name="P2"><text:span text:style-name="T3"><text:s text:c="4"/>st.pop()</text:span></text:p>
      <text:p text:style-name="P2"><text:span text:style-name="T2"/></text:p>
      <text:p text:style-name="P2"><text:span text:style-name="T2"/></text:p>
      <text:p text:style-name="P2"><text:span text:style-name="T2">3) </text:span><text:span text:style-name="T4">PEEK()</text:span><text:span text:style-name="T2">:- Return the top element without removing it.</text:span></text:p>
      <text:p text:style-name="P2"><text:span text:style-name="T2"/></text:p>
      <text:p text:style-name="P2"><text:span text:style-name="T2"><text:s/></text:span><text:span text:style-name="T1"><text:s/></text:span><text:span text:style-name="T5">Syntax:-</text:span></text:p>
      <text:p text:style-name="P4"><text:span text:style-name="T3"><text:s text:c="2"/>s</text:span><text:span text:style-name="T2">t.peek():- <text:s/>the value of the peek change everytime when you pop the stack.</text:span></text:p>
      <text:p text:style-name="P2"><text:span text:style-name="T2"/></text:p>
      <text:p text:style-name="P2"><text:span text:style-name="T2">4)</text:span><text:span text:style-name="T4"> ISEMPTY( )</text:span><text:span text:style-name="T2">:- check if the stack is empty.</text:span></text:p>
      <text:p text:style-name="P2"><text:span text:style-name="T2"/></text:p>
      <text:p text:style-name="P4"><text:span text:style-name="T1"><text:s/>Syntax:-</text:span></text:p>
      <text:p text:style-name="P4"><text:span text:style-name="T2"><text:s/>st.isempty() <text:s/>:- Check wheather the given stack is empty or not.</text:span></text:p>
      <text:p text:style-name="P2"><text:span text:style-name="T2"/></text:p>
      <text:p text:style-name="P2"><text:span text:style-name="T2"/></text:p>
      <text:p text:style-name="P2"><text:soft-page-break/><text:span text:style-name="T2">5) </text:span><text:span text:style-name="T4">ISFULL()</text:span><text:span text:style-name="T2">:- Check whether the size of the stack is full or not.</text:span></text:p>
      <text:p text:style-name="P2"><text:span text:style-name="T2"/></text:p>
      <text:p text:style-name="P4"><text:span text:style-name="T1">Syntax</text:span><text:span text:style-name="T2">:-</text:span></text:p>
      <text:p text:style-name="P4"><text:span text:style-name="T2">st.isFull()</text:span></text:p>
      <text:p text:style-name="P2"><text:span text:style-name="T2"/></text:p>
      <text:p text:style-name="P6">APPLICATIONS OF STACK<text:span text:style-name="T2"> </text:span></text:p>
      <text:p text:style-name="P6"><text:span text:style-name="T2"><text:s/></text:span></text:p>
      <text:p text:style-name="P6"><text:span text:style-name="T6">1) </text:span><text:span text:style-name="T9">Undo/Redo operations in editors</text:span></text:p>
      <text:p text:style-name="P6"><text:span text:style-name="T6"><text:s text:c="3"/></text:span><text:span text:style-name="T7">Every changes is pushed onto a stack.When you hit “Undo” it pops the <text:s text:c="8"/>latest actions.</text:span></text:p>
      <text:p text:style-name="P6"><text:span text:style-name="T6"/></text:p>
      <text:p text:style-name="P6"><text:span text:style-name="T6">2)</text:span><text:span text:style-name="T9"> Function call Mangement in Recursion</text:span></text:p>
      <text:p text:style-name="P6"><text:span text:style-name="T6"><text:s text:c="4"/></text:span><text:span text:style-name="T7">When a function is called,’it’s pushed onto the call stack. When it <text:s text:c="5"/>returns , it’s popped off. This helps in managing recursion and nested function calls.</text:span></text:p>
      <text:p text:style-name="P6"><text:span text:style-name="T6"/></text:p>
      <text:p text:style-name="P6"><text:span text:style-name="T6">3) </text:span><text:span text:style-name="T9">Balanced Parenthesis checking</text:span></text:p>
      <text:p text:style-name="P6"><text:span text:style-name="T6"><text:s text:c="4"/></text:span><text:span text:style-name="T7">Stack is used to check whether every opening bracket has a matching closing bracket.</text:span></text:p>
      <text:p text:style-name="P6"><text:span text:style-name="T7"/></text:p>
      <text:p text:style-name="P6"><text:span text:style-name="T6">4) </text:span><text:span text:style-name="T9">Expression evaluation. (postfix,prefix,infix</text:span><text:span text:style-name="T10">)</text:span></text:p>
      <text:p text:style-name="P6"><text:span text:style-name="T6"><text:s text:c="3"/></text:span><text:span text:style-name="T7">Stack is used to evaluate postfix expressions <text:s/>and convert infix to postfix or either prefix expression.</text:span></text:p>
      <text:p text:style-name="P6"><text:span text:style-name="T7"/></text:p>
      <text:p text:style-name="P6"><text:span text:style-name="T6">5)</text:span><text:span text:style-name="T9"> Backtracking problems like maze solving</text:span></text:p>
      <text:p text:style-name="P6"><text:span text:style-name="T6"><text:s text:c="5"/></text:span><text:span text:style-name="T7">Stack stores each step; if a path fails, pop and backtrack to the previous <text:s text:c="6"/>decision point. <text:s text:c="16"/></text:span></text:p>
      <text:p text:style-name="P6"><text:span text:style-name="T6"/></text:p>
      <text:p text:style-name="P7"><text:span text:style-name="T6">6) </text:span><text:span text:style-name="T9">Browser History Navigation</text:span></text:p>
      <text:p text:style-name="P7"><text:span text:style-name="T6"><text:s text:c="5"/>When you visit pages, they’re pushed onto a stack. Pressing the “back” buttton pops the latest URL and shows the previous one.</text:span></text:p>
      <text:p text:style-name="P6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00:30:53.155693989</meta:creation-date>
    <dc:date>2025-06-17T01:08:49.378169341</dc:date>
    <meta:editing-duration>PT4S</meta:editing-duration>
    <meta:editing-cycles>1</meta:editing-cycles>
    <meta:document-statistic meta:table-count="0" meta:image-count="0" meta:object-count="0" meta:page-count="2" meta:paragraph-count="38" meta:word-count="276" meta:character-count="1752" meta:non-whitespace-character-count="1411"/>
    <meta:generator>LibreOffice/7.3.7.2$Linux_X86_64 LibreOffice_project/30$Build-2</meta:generator>
  </office:meta>
</office:document-meta>
</file>